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/>
      <style:text-properties officeooo:rsid="0016623e" officeooo:paragraph-rsid="0016623e"/>
    </style:style>
    <style:style style:name="P4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470b0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887f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4c311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6623e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Goals for year 2020-2023</text:span></text:p>
      <text:p text:style-name="P1"/>
      <text:p text:style-name="normal"><text:span text:style-name="T2"/></text:p>
      <text:list xml:id="list3332897768" text:style-name="WWNum1">
        <text:list-item>
          <text:p text:style-name="P2"><text:span text:style-name="T2">Be a </text:span><text:span text:style-name="T3">full stack </text:span><text:span text:style-name="T4">developer</text:span><text:span text:style-name="T3"> </text:span><text:span text:style-name="T2">at a reputable IT </text:span><text:span text:style-name="T4">company</text:span></text:p>
        </text:list-item>
        <text:list-item>
          <text:p text:style-name="P2"><text:span text:style-name="T2">Earn a monthly income of at least Rs. </text:span><text:span text:style-name="T5">2</text:span><text:span text:style-name="T2">,00,000 </text:span></text:p>
        </text:list-item>
        <text:list-item>
          <text:p text:style-name="P2"><text:span text:style-name="T2">Give Rs. </text:span><text:span text:style-name="T5">2</text:span><text:span text:style-name="T2">0,000/ month to my parents</text:span></text:p>
        </text:list-item>
        <text:list-item>
          <text:p text:style-name="P3"><text:span text:style-name="T2">I want to buy a house</text:span></text:p>
        </text:list-item>
        <text:list-item>
          <text:p text:style-name="P2"><text:span text:style-name="T2">Buy a </text:span><text:span text:style-name="T6">innova crysta 2.4 vx8</text:span><text:span text:style-name="T2"> for myself</text:span></text:p>
        </text:list-item>
        <text:list-item>
          <text:p text:style-name="P3"><text:span text:style-name="T2">Buy a Xpusle 200 </text:span></text:p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2T11:49:39.344287313</dc:date>
    <meta:editing-duration>PT8M35S</meta:editing-duration>
    <meta:editing-cycles>1</meta:editing-cycles>
    <meta:document-statistic meta:table-count="0" meta:image-count="0" meta:object-count="0" meta:page-count="1" meta:paragraph-count="7" meta:word-count="54" meta:character-count="246" meta:non-whitespace-character-count="203"/>
    <meta:generator>LibreOffice/6.4.4.2$Linux_X86_64 LibreOffice_project/40$Build-2</meta:generator>
  </office:meta>
</office:document-meta>
</file>